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cm" fo:min-width="16.6cm"/>
    </style:style>
    <style:style style:name="gr2" style:family="graphic" style:parent-style-name="standard">
      <style:graphic-properties draw:textarea-horizontal-align="justify" draw:textarea-vertical-align="middle" draw:auto-grow-height="false" fo:min-height="14.55cm" fo:min-width="16.6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17.9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9.9cm"/>
    </style:style>
    <style:style style:name="gr5" style:family="graphic" style:parent-style-name="standard">
      <style:graphic-properties draw:textarea-horizontal-align="justify" draw:textarea-vertical-align="middle" draw:auto-grow-height="false" fo:min-height="3.45cm" fo:min-width="18.5cm"/>
    </style:style>
    <style:style style:name="gr6" style:family="graphic" style:parent-style-name="standard">
      <style:graphic-properties draw:textarea-horizontal-align="justify" draw:textarea-vertical-align="middle" draw:auto-grow-height="false" fo:min-height="13.45cm" fo:min-width="19.1cm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18.5cm"/>
    </style:style>
    <style:style style:name="gr8" style:family="graphic" style:parent-style-name="standard">
      <style:graphic-properties draw:textarea-horizontal-align="justify" draw:textarea-vertical-align="middle" draw:auto-grow-height="false" fo:min-height="5.85cm" fo:min-width="17.2cm"/>
    </style:style>
    <style:style style:name="gr9" style:family="graphic" style:parent-style-name="standard">
      <style:graphic-properties draw:textarea-horizontal-align="justify" draw:textarea-vertical-align="middle" draw:auto-grow-height="false" fo:min-height="4.55cm" fo:min-width="16.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7.05cm" fo:min-width="17cm"/>
    </style:style>
    <style:style style:name="gr12" style:family="graphic" style:parent-style-name="standard">
      <style:graphic-properties draw:textarea-horizontal-align="justify" draw:textarea-vertical-align="middle" draw:auto-grow-height="false" fo:min-height="2.85cm" fo:min-width="18.5cm"/>
    </style:style>
    <style:style style:name="gr13" style:family="graphic" style:parent-style-name="standard">
      <style:graphic-properties draw:textarea-horizontal-align="justify" draw:textarea-vertical-align="middle" draw:auto-grow-height="false" fo:min-height="1.85cm" fo:min-width="16.7cm"/>
    </style:style>
    <style:style style:name="gr14" style:family="graphic" style:parent-style-name="standard">
      <style:graphic-properties draw:textarea-horizontal-align="justify" draw:textarea-vertical-align="middle" draw:auto-grow-height="false" fo:min-height="19.65cm" fo:min-width="12.3cm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18.5cm"/>
    </style:style>
    <style:style style:name="gr16" style:family="graphic" style:parent-style-name="standard">
      <style:graphic-properties draw:textarea-horizontal-align="justify" draw:textarea-vertical-align="middle" draw:auto-grow-height="false" fo:min-height="3.35cm" fo:min-width="18.8cm"/>
    </style:style>
    <style:style style:name="gr17" style:family="graphic" style:parent-style-name="standard">
      <style:graphic-properties draw:textarea-horizontal-align="justify" draw:textarea-vertical-align="middle" draw:auto-grow-height="false" fo:min-height="13.85cm" fo:min-width="18.8cm"/>
    </style:style>
    <style:style style:name="gr18" style:family="graphic" style:parent-style-name="standard">
      <style:graphic-properties draw:textarea-horizontal-align="justify" draw:textarea-vertical-align="middle" draw:auto-grow-height="false" fo:min-height="3.55cm" fo:min-width="18.5cm"/>
    </style:style>
    <style:style style:name="gr19" style:family="graphic" style:parent-style-name="standard">
      <style:graphic-properties draw:textarea-horizontal-align="justify" draw:textarea-vertical-align="middle" draw:auto-grow-height="false" fo:min-height="2.35cm" fo:min-width="18.5cm"/>
    </style:style>
    <style:style style:name="gr20" style:family="graphic" style:parent-style-name="standard">
      <style:graphic-properties draw:textarea-horizontal-align="justify" draw:textarea-vertical-align="middle" draw:auto-grow-height="false" fo:min-height="16.35cm" fo:min-width="18.5cm"/>
    </style:style>
    <style:style style:name="gr21" style:family="graphic" style:parent-style-name="standard">
      <style:graphic-properties draw:textarea-horizontal-align="justify" draw:textarea-vertical-align="middle" draw:auto-grow-height="false" fo:min-height="3.35cm" fo:min-width="18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1cm" svg:height="3.7cm" svg:x="1.8cm" svg:y="1cm">
          <text:p text:style-name="P1"><text:span text:style-name="T1">Titre C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cm" svg:height="14.8cm" svg:x="1.8cm" svg:y="8.6cm">
          <text:p text:style-name="P1"><text:span text:style-name="T1">Les compétence avec mise en avant de celle importan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4cm" svg:height="2.3cm" svg:x="1.6cm" svg:y="26.4cm">
          <text:p text:style-name="P1"><text:span text:style-name="T1">De nouveau le raccourci log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4cm" svg:height="2.1cm" svg:x="4.4cm" svg:y="5.5cm">
          <text:p text:style-name="P1"><text:span text:style-name="T1">ID ET METI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5" draw:text-style-name="P1" draw:layer="layout" svg:width="19cm" svg:height="3.7cm" svg:x="1cm" svg:y="1cm">
          <text:p text:style-name="P1">Titre Proje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6cm" svg:height="13.7cm" svg:x="1.4cm" svg:y="6.4cm">
          <text:p text:style-name="P1">Mes projets, avec rapide explicatif et si possible un lien pour les </text:p>
          <text:p text:style-name="P1">Retrouver et pouvoir les voir en ligne,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3.2cm" svg:x="1cm" svg:y="25.5cm">
          <text:p text:style-name="P1">La fameuse barre avec logo pour changer de categori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8" draw:text-style-name="P2" draw:layer="layout" svg:width="17.7cm" svg:height="6.1cm" svg:x="1.6cm" svg:y="1.5cm">
          <text:p text:style-name="P1"><text:span text:style-name="T1">Titre Experience Professionel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6.7cm" svg:height="4.8cm" svg:x="1.8cm" svg:y="9.6cm">
          <text:p text:style-name="P1"><text:span text:style-name="T1">Mes experience dans le milieu numerique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.8cm" svg:y1="14.3cm" svg:x2="18.6cm" svg:y2="14.3cm">
          <text:p/>
        </draw:line>
        <draw:custom-shape draw:style-name="gr11" draw:text-style-name="P2" draw:layer="layout" svg:width="17.5cm" svg:height="7.3cm" svg:x="1.8cm" svg:y="16cm">
          <text:p text:style-name="P1"><text:span text:style-name="T1">Mes experience autre domaine,</text:span><text:span text:style-name="T1"><text:line-break/></text:span><text:span text:style-name="T1">sous forme de colonne avec logo d’entrepris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cm" svg:height="3.1cm" svg:x="1cm" svg:y="25.6cm">
          <text:p text:style-name="P1"><text:span text:style-name="T1">De nouveau la barre avec les logo pour changer de categori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3" draw:text-style-name="P2" draw:layer="layout" svg:width="17.2cm" svg:height="2.1cm" svg:x="2cm" svg:y="1.3cm">
          <text:p text:style-name="P1"><text:span text:style-name="T1">Titre du CV ( mettre les meme icône a coté du titre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2.8cm" svg:height="19.9cm" svg:x="4.4cm" svg:y="6.1cm">
          <text:p text:style-name="P1"><text:span text:style-name="T1">Un Qui suis je ?</text:span></text:p>
          <text:p text:style-name="P1"><text:span text:style-name="T1">Avec adresse, age, permis, section identité</text:span></text:p>
          <text:p text:style-name="P1"><text:span text:style-name="T1"/></text:p>
          <text:p text:style-name="P1"><text:span text:style-name="T1"/></text:p>
          <text:p text:style-name="P1"><text:span text:style-name="T1">DERNIERE P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9cm" svg:height="2cm" svg:x="1cm" svg:y="26.8cm">
          <text:p text:style-name="P1"><text:span text:style-name="T1">Des petit raccourcit logo pour les autres information</text:span></text:p>
          <text:p text:style-name="P1"><text:span text:style-name="T1"><text:s/></text:span><text:span text:style-name="T1">( competence, experience,etc), sous forme de petit cube,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6" draw:text-style-name="P1" draw:layer="layout" svg:width="19.3cm" svg:height="3.6cm" svg:x="1cm" svg:y="1cm">
          <text:p text:style-name="P1">Titre Loisir et Extra-Pro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9.3cm" svg:height="14.1cm" svg:x="1cm" svg:y="6.2cm">
          <text:p text:style-name="P1">Mes loisir et extra-pro, langue,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9cm" svg:height="3.8cm" svg:x="1cm" svg:y="24.9cm">
          <text:p text:style-name="P1">De nouveau la barre de raccourci 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9" draw:text-style-name="P1" draw:layer="layout" svg:width="19cm" svg:height="2.6cm" svg:x="1cm" svg:y="1cm">
          <text:p text:style-name="P1">Titre, un resumer, cv <text:s/>( qui peu s’envoyer seul, format papier)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9cm" svg:height="16.6cm" svg:x="1cm" svg:y="6.7cm">
          <text:p text:style-name="P1">Resumer des chose le plus important du CV a retenir sur moi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9cm" svg:height="3.6cm" svg:x="1cm" svg:y="25.1cm">
          <text:p text:style-name="P1">La barre de raccourci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9" draw:text-style-name="P1" draw:layer="layout" svg:width="19cm" svg:height="2.6cm" svg:x="1cm" svg:y="1cm">
          <text:p text:style-name="P1"><text:s/>+ De detail pour le Qui suis j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4:25:07.615109923</meta:creation-date>
    <dc:date>2019-09-18T18:18:50.191574755</dc:date>
    <meta:editing-duration>PT52M33S</meta:editing-duration>
    <meta:editing-cycles>7</meta:editing-cycles>
    <meta:generator>LibreOffice/6.0.7.3$Linux_X86_64 LibreOffice_project/00m0$Build-3</meta:generator>
    <meta:document-statistic meta:object-count="22"/>
  </office:meta>
</office:document-meta>
</file>